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5c4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5a7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81cf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639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5fa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69d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style:font-size-asian="16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officeooo:paragraph-rsid="00115fad" style:font-size-asian="16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officeooo:rsid="000b60c6" officeooo:paragraph-rsid="000b60c6" style:font-size-asian="1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a7ed" officeooo:paragraph-rsid="0009a7e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officeooo:rsid="000a5c46" officeooo:paragraph-rsid="000a5c46" style:font-size-asian="16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officeooo:rsid="000b5a72" officeooo:paragraph-rsid="000b5a72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officeooo:rsid="000b5a72" officeooo:paragraph-rsid="00115fa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officeooo:rsid="000e81cf" officeooo:paragraph-rsid="000e81c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officeooo:rsid="00115fad" officeooo:paragraph-rsid="00115fad"/>
    </style:style>
    <style:style style:name="T1" style:family="text">
      <style:text-properties fo:color="#7f0055" style:font-name="Monospace" fo:font-size="16pt" fo:font-weight="bold" style:font-size-asian="16pt" style:font-weight-asian="bold"/>
    </style:style>
    <style:style style:name="T2" style:family="text">
      <style:text-properties fo:color="#7f0055" style:font-name="Monospace" fo:font-size="16pt" fo:font-weight="bold" officeooo:rsid="000b5a72" style:font-size-asian="16pt" style:font-weight-asian="bold"/>
    </style:style>
    <style:style style:name="T3" style:family="text">
      <style:text-properties fo:color="#000000" style:font-name="Monospace" fo:font-size="16pt" style:font-size-asian="16pt"/>
    </style:style>
    <style:style style:name="T4" style:family="text">
      <style:text-properties fo:color="#000000" style:font-name="Monospace" fo:font-size="16pt" officeooo:rsid="000b5a72" style:font-size-asian="16pt"/>
    </style:style>
    <style:style style:name="T5" style:family="text">
      <style:text-properties fo:color="#000000" style:font-name="Monospace" fo:font-size="16pt" officeooo:rsid="000cf17d" style:font-size-asian="16pt"/>
    </style:style>
    <style:style style:name="T6" style:family="text">
      <style:text-properties fo:color="#000000" style:font-name="Monospace" fo:font-size="16pt" officeooo:rsid="001269d8" style:font-size-asian="16pt"/>
    </style:style>
    <style:style style:name="T7" style:family="text">
      <style:text-properties fo:color="#000000" style:font-name="Monospace" fo:font-size="16pt" fo:font-style="italic" style:font-size-asian="16pt" style:font-style-asian="italic"/>
    </style:style>
    <style:style style:name="T8" style:family="text">
      <style:text-properties fo:color="#000000" style:font-name="Monospace" fo:font-size="16pt" style:text-underline-style="solid" style:text-underline-width="auto" style:text-underline-color="font-color" style:font-size-asian="16pt"/>
    </style:style>
    <style:style style:name="T9" style:family="text">
      <style:text-properties fo:color="#000000" style:font-name="Monospace" fo:font-size="16pt" fo:font-weight="bold" style:font-size-asian="16pt" style:font-weight-asian="bold"/>
    </style:style>
    <style:style style:name="T10" style:family="text">
      <style:text-properties fo:color="#000000" style:font-name="Monospace" fo:font-size="16pt" fo:font-weight="bold" officeooo:rsid="000b5a72" style:font-size-asian="16pt" style:font-weight-asian="bold"/>
    </style:style>
    <style:style style:name="T11" style:family="text">
      <style:text-properties fo:color="#000000" style:font-name="Monospace" fo:font-size="16pt" fo:font-weight="bold" officeooo:rsid="001269d8" style:font-size-asian="16pt" style:font-weight-asian="bold"/>
    </style:style>
    <style:style style:name="T12" style:family="text">
      <style:text-properties fo:color="#000000" style:font-name="Monospace" fo:font-size="16pt" fo:background-color="#d4d4d4" loext:char-shading-value="0" style:font-size-asian="16pt"/>
    </style:style>
    <style:style style:name="T13" style:family="text">
      <style:text-properties fo:color="#000000" style:font-name="Monospace" fo:font-size="16pt" fo:background-color="#e8f2fe" loext:char-shading-value="0" style:font-size-asian="16pt"/>
    </style:style>
    <style:style style:name="T14" style:family="text">
      <style:text-properties fo:color="#000000" style:font-name="Monospace" fo:font-size="16pt" officeooo:rsid="000b5a72" fo:background-color="#e8f2fe" loext:char-shading-value="0" style:font-size-asian="16pt"/>
    </style:style>
    <style:style style:name="T15" style:family="text">
      <style:text-properties fo:color="#000000"/>
    </style:style>
    <style:style style:name="T16" style:family="text">
      <style:text-properties fo:color="#6a3e3e" style:font-name="Monospace" fo:font-size="16pt" style:font-size-asian="16pt"/>
    </style:style>
    <style:style style:name="T17" style:family="text">
      <style:text-properties fo:color="#6a3e3e" style:font-name="Monospace" fo:font-size="16pt" style:text-underline-style="solid" style:text-underline-width="auto" style:text-underline-color="font-color" style:font-size-asian="16pt"/>
    </style:style>
    <style:style style:name="T18" style:family="text">
      <style:text-properties fo:color="#6a3e3e" style:font-name="Monospace" fo:font-size="16pt" fo:background-color="#f0d8a8" loext:char-shading-value="0" style:font-size-asian="16pt"/>
    </style:style>
    <style:style style:name="T19" style:family="text">
      <style:text-properties fo:color="#6a3e3e" style:font-name="Monospace" fo:font-size="16pt" fo:background-color="#d4d4d4" loext:char-shading-value="0" style:font-size-asian="16pt"/>
    </style:style>
    <style:style style:name="T20" style:family="text">
      <style:text-properties fo:color="#6a3e3e" style:font-name="Monospace" fo:font-size="16pt" fo:background-color="#e8f2fe" loext:char-shading-value="0" style:font-size-asian="16pt"/>
    </style:style>
    <style:style style:name="T21" style:family="text">
      <style:text-properties fo:color="#3f7f5f" style:font-name="Monospace" fo:font-size="16pt" style:font-size-asian="16pt"/>
    </style:style>
    <style:style style:name="T22" style:family="text">
      <style:text-properties fo:color="#7f9fbf" style:font-name="Monospace" fo:font-size="16pt" fo:font-weight="bold" style:font-size-asian="16pt" style:font-weight-asian="bold"/>
    </style:style>
    <style:style style:name="T23" style:family="text">
      <style:text-properties fo:color="#0000c0" style:font-name="Monospace" fo:font-size="16pt" fo:font-style="italic" fo:font-weight="bold" style:font-size-asian="16pt" style:font-style-asian="italic" style:font-weight-asian="bold"/>
    </style:style>
    <style:style style:name="T24" style:family="text">
      <style:text-properties fo:color="#0000c0" style:font-name="Monospace" fo:font-size="16pt" fo:font-style="italic" fo:font-weight="bold" fo:background-color="#e8f2fe" loext:char-shading-value="0" style:font-size-asian="16pt" style:font-style-asian="italic" style:font-weight-asian="bold"/>
    </style:style>
    <style:style style:name="T25" style:family="text">
      <style:text-properties fo:color="#0000c0" style:font-name="Monospace" fo:font-size="16pt" style:font-size-asian="16pt"/>
    </style:style>
    <style:style style:name="T26" style:family="text">
      <style:text-properties fo:color="#2a00ff" style:font-name="Monospace" fo:font-size="16pt" style:font-size-asian="16pt"/>
    </style:style>
    <style:style style:name="T27" style:family="text">
      <style:text-properties style:font-name="Monospace" fo:font-size="16pt" style:font-size-asian="16pt"/>
    </style:style>
    <style:style style:name="T28" style:family="text">
      <style:text-properties style:font-name="Monospace" fo:font-size="16pt" fo:font-weight="bold" style:font-size-asian="16pt" style:font-weight-asian="bold"/>
    </style:style>
    <style:style style:name="T29" style:family="text">
      <style:text-properties fo:color="#c9211e" style:font-name="Monospace" fo:font-size="16pt" officeooo:rsid="000b60c6" style:font-size-asian="16pt"/>
    </style:style>
    <style:style style:name="T30" style:family="text">
      <style:text-properties fo:color="#c9211e" style:font-name="Monospace" fo:font-size="16pt" officeooo:rsid="000b5a72" style:font-size-asian="16pt"/>
    </style:style>
    <style:style style:name="T31" style:family="text">
      <style:text-properties fo:color="#c9211e" style:font-name="Monospace" fo:font-size="16pt" fo:font-weight="bold" officeooo:rsid="000e81cf" style:font-size-asian="16pt" style:font-weight-asian="bold"/>
    </style:style>
    <style:style style:name="T32" style:family="text">
      <style:text-properties fo:color="#c9211e" style:font-name="Monospace" fo:font-size="16pt" fo:font-weight="bold" officeooo:rsid="000f6390" style:font-size-asian="16pt" style:font-weight-asian="bold"/>
    </style:style>
    <style:style style:name="T33" style:family="text">
      <style:text-properties fo:color="#c9211e" style:font-name="Monospace" fo:font-size="16pt" fo:font-weight="bold" officeooo:rsid="000b5a72" style:font-size-asian="16pt" style:font-weight-asian="bold"/>
    </style:style>
    <style:style style:name="T34" style:family="text">
      <style:text-properties fo:color="#c9211e" style:font-name="Monospace" fo:font-size="16pt" fo:font-weight="bold" officeooo:rsid="001269d8" style:font-size-asian="16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Nearest prime</text:span></text:p>
      <text:p text:style-name="P1"><text:span text:style-name="T1">public</text:span><text:span text:style-name="T3"> </text:span><text:span text:style-name="T1">class</text:span><text:span text:style-name="T3"> NearestPrime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21">// </text:span><text:span text:style-name="T22">TODO</text:span><text:span text:style-name="T21"> Auto-generated method stub</text:span></text:p>
      <text:p text:style-name="P1"><text:span text:style-name="T3"><text:tab/><text:tab/></text:span><text:span text:style-name="T1">int</text:span><text:span text:style-name="T3"> </text:span><text:span text:style-name="T16">number</text:span><text:span text:style-name="T3"> =15;</text:span></text:p>
      <text:p text:style-name="P1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0;</text:span><text:span text:style-name="T16">i</text:span><text:span text:style-name="T3">&lt;=</text:span><text:span text:style-name="T16">number</text:span><text:span text:style-name="T3">;</text:span><text:span text:style-name="T16">i</text:span><text:span text:style-name="T3">++)</text:span></text:p>
      <text:p text:style-name="P1"><text:span text:style-name="T3"><text:tab/><text:tab/>{</text:span></text:p>
      <text:p text:style-name="P1"><text:span text:style-name="T3"><text:tab/><text:tab/><text:tab/></text:span><text:span text:style-name="T1">int</text:span><text:span text:style-name="T3"> </text:span><text:span text:style-name="T16">n</text:span><text:span text:style-name="T3">=</text:span><text:span text:style-name="T16">number</text:span><text:span text:style-name="T3">+</text:span><text:span text:style-name="T16">i</text:span><text:span text:style-name="T3">;</text:span></text:p>
      <text:p text:style-name="P1"><text:span text:style-name="T3"><text:tab/><text:tab/><text:tab/></text:span><text:span text:style-name="T1">if</text:span><text:span text:style-name="T3">(</text:span><text:span text:style-name="T7">isaNumber</text:span><text:span text:style-name="T3">(</text:span><text:span text:style-name="T16">n</text:span><text:span text:style-name="T3">))</text:span></text:p>
      <text:p text:style-name="P1"><text:span text:style-name="T3"><text:tab/><text:tab/><text:tab/>{</text:span></text:p>
      <text:p text:style-name="P1"><text:span text:style-name="T3"><text:tab/><text:tab/><text:tab/><text:tab/>System.</text:span><text:span text:style-name="T23">out</text:span><text:span text:style-name="T3">.println(</text:span><text:span text:style-name="T16">n</text:span><text:span text:style-name="T3">+</text:span><text:span text:style-name="T26">"this is nearest prime no"</text:span><text:span text:style-name="T3">);</text:span></text:p>
      <text:p text:style-name="P1"><text:span text:style-name="T3"><text:tab/><text:tab/><text:tab/><text:tab/></text:span><text:span text:style-name="T1">break</text:span><text:span text:style-name="T3">;</text:span></text:p>
      <text:p text:style-name="P1"><text:span text:style-name="T3"><text:tab/><text:tab/><text:tab/>}</text:span></text:p>
      <text:p text:style-name="P1"><text:span text:style-name="T3"><text:tab/><text:tab/>}</text:span></text:p>
      <text:p text:style-name="P1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0;</text:span><text:span text:style-name="T16">i</text:span><text:span text:style-name="T3">&lt;=</text:span><text:span text:style-name="T16">number</text:span><text:span text:style-name="T3">;</text:span><text:span text:style-name="T16">i</text:span><text:span text:style-name="T3">++)</text:span></text:p>
      <text:p text:style-name="P1"><text:span text:style-name="T3"><text:tab/><text:tab/>{</text:span></text:p>
      <text:p text:style-name="P1"><text:span text:style-name="T3"><text:tab/><text:tab/><text:tab/></text:span><text:span text:style-name="T1">int</text:span><text:span text:style-name="T3"> </text:span><text:span text:style-name="T16">n1</text:span><text:span text:style-name="T3">=</text:span><text:span text:style-name="T16">number</text:span><text:span text:style-name="T3">-</text:span><text:span text:style-name="T16">i</text:span><text:span text:style-name="T3">;</text:span></text:p>
      <text:p text:style-name="P1"><text:span text:style-name="T3"><text:tab/><text:tab/><text:tab/></text:span><text:span text:style-name="T1">if</text:span><text:span text:style-name="T3">(</text:span><text:span text:style-name="T7">isaNumber</text:span><text:span text:style-name="T3">(</text:span><text:span text:style-name="T16">n1</text:span><text:span text:style-name="T3">)) {</text:span></text:p>
      <text:p text:style-name="P1"><text:span text:style-name="T3"><text:tab/><text:tab/><text:tab/><text:tab/>System.</text:span><text:span text:style-name="T23">out</text:span><text:span text:style-name="T3">.println(</text:span><text:span text:style-name="T16">n1</text:span><text:span text:style-name="T3">+</text:span><text:span text:style-name="T26">"this is nearest prime no"</text:span><text:span text:style-name="T3">);</text:span></text:p>
      <text:p text:style-name="P1"><text:span text:style-name="T3"><text:tab/><text:tab/><text:tab/><text:tab/></text:span><text:span text:style-name="T1">break</text:span><text:span text:style-name="T3">;</text:span></text:p>
      <text:p text:style-name="P1"><text:span text:style-name="T3"><text:tab/><text:tab/><text:tab/>}</text:span></text:p>
      <text:p text:style-name="P1"><text:span text:style-name="T3"><text:tab/><text:tab/>}</text:span></text:p>
      <text:p text:style-name="P1"><text:span text:style-name="T3"><text:tab/>}</text:span>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boolean</text:span><text:span text:style-name="T3"> isaNumber(</text:span><text:span text:style-name="T1">int</text:span><text:span text:style-name="T3"> </text:span><text:span text:style-name="T16">number</text:span><text:span text:style-name="T3">)</text:span></text:p>
      <text:p text:style-name="P1"><text:span text:style-name="T3"><text:tab/><text:tab/>{</text:span></text:p>
      <text:p text:style-name="P1"><text:span text:style-name="T3"><text:tab/><text:tab/><text:tab/></text:span></text:p>
      <text:p text:style-name="P1"><text:span text:style-name="T3"><text:tab/><text:tab/><text:tab/></text:span><text:span text:style-name="T1">for</text:span><text:span text:style-name="T3"> (</text:span><text:span text:style-name="T1">int</text:span><text:span text:style-name="T3"> </text:span><text:span text:style-name="T16">i</text:span><text:span text:style-name="T3">=2;</text:span><text:span text:style-name="T16">i</text:span><text:span text:style-name="T3">&lt;=</text:span><text:span text:style-name="T16">number</text:span><text:span text:style-name="T3">/2;</text:span><text:span text:style-name="T16">i</text:span><text:span text:style-name="T3">++) {</text:span></text:p>
      <text:p text:style-name="P1"><text:span text:style-name="T3"><text:tab/><text:tab/><text:tab/><text:tab/></text:span><text:span text:style-name="T1">if</text:span><text:span text:style-name="T3">(</text:span><text:span text:style-name="T16">number</text:span><text:span text:style-name="T3">%</text:span><text:span text:style-name="T16">i</text:span><text:span text:style-name="T3">==0)</text:span></text:p>
      <text:p text:style-name="P1"><text:span text:style-name="T3"><text:tab/><text:tab/><text:tab/><text:tab/>{</text:span></text:p>
      <text:p text:style-name="P1"><text:span text:style-name="T3"><text:tab/><text:tab/><text:tab/><text:tab/><text:tab/></text:span><text:span text:style-name="T1">return</text:span><text:span text:style-name="T3"> </text:span><text:span text:style-name="T1">false</text:span><text:span text:style-name="T3">;</text:span></text:p>
      <text:p text:style-name="P1"><text:span text:style-name="T3"><text:tab/><text:tab/><text:tab/><text:tab/>}</text:span></text:p>
      <text:p text:style-name="P1"><text:span text:style-name="T3"><text:tab/><text:tab/><text:tab/>}</text:span></text:p>
      <text:p text:style-name="P1"><text:span text:style-name="T3"><text:tab/><text:tab/><text:tab/></text:span><text:span text:style-name="T1">return</text:span><text:span text:style-name="T3"> </text:span><text:span text:style-name="T1">true</text:span><text:span text:style-name="T3">;</text:span></text:p>
      <text:p text:style-name="P1"><text:span text:style-name="T3"><text:tab/><text:tab/>}}</text:span></text:p>
      <text:p text:style-name="P8"/>
      <text:p text:style-name="P12"><text:soft-page-break/>Swaping numbers</text:p>
      <text:p text:style-name="P1"><text:span text:style-name="T1">public</text:span><text:span text:style-name="T3"> </text:span><text:span text:style-name="T1">class</text:span><text:span text:style-name="T3"> Swap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21">// </text:span><text:span text:style-name="T22">TODO</text:span><text:span text:style-name="T21"> Auto-generated method stub</text:span></text:p>
      <text:p text:style-name="P1"><text:span text:style-name="T3"><text:tab/><text:tab/></text:span><text:span text:style-name="T1">int</text:span><text:span text:style-name="T3"> </text:span><text:span text:style-name="T16">a</text:span><text:span text:style-name="T3">=10,</text:span><text:span text:style-name="T16">b</text:span><text:span text:style-name="T3">=20;</text:span></text:p>
      <text:p text:style-name="P1"><text:span text:style-name="T3"><text:tab/><text:tab/></text:span><text:span text:style-name="T16">a</text:span><text:span text:style-name="T3">=</text:span><text:span text:style-name="T16">a</text:span><text:span text:style-name="T3">+</text:span><text:span text:style-name="T16">b</text:span><text:span text:style-name="T3">;</text:span><text:span text:style-name="T21">//30</text:span></text:p>
      <text:p text:style-name="P1"><text:span text:style-name="T3"><text:tab/><text:tab/></text:span><text:span text:style-name="T16">b</text:span><text:span text:style-name="T3">=</text:span><text:span text:style-name="T16">a</text:span><text:span text:style-name="T3">-</text:span><text:span text:style-name="T16">b</text:span><text:span text:style-name="T3">;</text:span><text:span text:style-name="T21">//10</text:span></text:p>
      <text:p text:style-name="P1"><text:span text:style-name="T3"><text:tab/><text:tab/></text:span><text:span text:style-name="T16">a</text:span><text:span text:style-name="T3">=</text:span><text:span text:style-name="T16">a</text:span><text:span text:style-name="T3">-</text:span><text:span text:style-name="T16">b</text:span><text:span text:style-name="T3">;</text:span><text:span text:style-name="T21">//</text:span></text:p>
      <text:p text:style-name="P1"><text:span text:style-name="T3"><text:tab/><text:tab/>System.</text:span><text:span text:style-name="T23">out</text:span><text:span text:style-name="T3">.println(</text:span><text:span text:style-name="T16">a</text:span><text:span text:style-name="T3">);</text:span></text:p>
      <text:p text:style-name="P1"><text:span text:style-name="T3"><text:tab/><text:tab/>System.</text:span><text:span text:style-name="T23">out</text:span><text:span text:style-name="T3">.println(</text:span><text:span text:style-name="T16">b</text:span><text:span text:style-name="T3">);</text:span></text:p>
      <text:p text:style-name="P2"><text:span text:style-name="T3"><text:tab/><text:tab/>}</text:span></text:p>
      <text:p text:style-name="P2"><text:span text:style-name="T3"><text:s text:c="5"/>}</text:span></text:p>
      <text:p text:style-name="P3"><text:span text:style-name="T4"/></text:p>
      <text:p text:style-name="P3"><text:span text:style-name="T30">Reverse number</text:span></text:p>
      <text:p text:style-name="P13"><text:span text:style-name="T1">public</text:span><text:span text:style-name="T3"> </text:span><text:span text:style-name="T1">class</text:span><text:span text:style-name="T3"> Reverse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21">// </text:span><text:span text:style-name="T22">TODO</text:span><text:span text:style-name="T21"> Auto-generated method stub</text:span></text:p>
      <text:p text:style-name="P1"><text:span text:style-name="T3"><text:tab/><text:tab/>String </text:span><text:span text:style-name="T16">s</text:span><text:span text:style-name="T3">=</text:span><text:span text:style-name="T26">"123"</text:span><text:span text:style-name="T3">;String </text:span><text:span text:style-name="T16">rev</text:span><text:span text:style-name="T3">=</text:span><text:span text:style-name="T26">""</text:span><text:span text:style-name="T3">;</text:span></text:p>
      <text:p text:style-name="P1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</text:span><text:span text:style-name="T16">s</text:span><text:span text:style-name="T3">.length()-1;</text:span><text:span text:style-name="T16">i</text:span><text:span text:style-name="T3">&gt;=0;</text:span><text:span text:style-name="T16">i</text:span><text:span text:style-name="T3">--)</text:span></text:p>
      <text:p text:style-name="P1"><text:span text:style-name="T3"><text:tab/><text:tab/>{</text:span></text:p>
      <text:p text:style-name="P1"><text:span text:style-name="T3"><text:tab/><text:tab/></text:span><text:span text:style-name="T16">rev</text:span><text:span text:style-name="T3">=</text:span><text:span text:style-name="T16">rev</text:span><text:span text:style-name="T3">+</text:span><text:span text:style-name="T16">s</text:span><text:span text:style-name="T3">.charAt(</text:span><text:span text:style-name="T16">i</text:span><text:span text:style-name="T3">);<text:tab/></text:span></text:p>
      <text:p text:style-name="P1"><text:span text:style-name="T3"><text:tab/><text:tab/>}</text:span></text:p>
      <text:p text:style-name="P1"><text:span text:style-name="T3"><text:tab/><text:tab/><text:tab/>System.</text:span><text:span text:style-name="T23">out</text:span><text:span text:style-name="T3">.println(</text:span><text:span text:style-name="T16">rev</text:span><text:span text:style-name="T3">);</text:span></text:p>
      <text:p text:style-name="P1"><text:span text:style-name="T3"><text:tab/>}</text:span><text:span text:style-name="T4">} </text:span><text:span text:style-name="T29">output:321</text:span></text:p>
      <text:p text:style-name="P13"><text:span text:style-name="T1">public</text:span><text:span text:style-name="T3"> </text:span><text:span text:style-name="T1">class</text:span><text:span text:style-name="T3"> Reverse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21">// </text:span><text:span text:style-name="T22">TODO</text:span><text:span text:style-name="T21"> Auto-generated method stub</text:span></text:p>
      <text:p text:style-name="P1"><text:span text:style-name="T3"><text:tab/><text:tab/>String </text:span><text:span text:style-name="T16">s</text:span><text:span text:style-name="T3">=</text:span><text:span text:style-name="T26">"coachit"</text:span><text:span text:style-name="T3">;String </text:span><text:span text:style-name="T16">rev</text:span><text:span text:style-name="T3">=</text:span><text:span text:style-name="T26">""</text:span><text:span text:style-name="T3">;</text:span></text:p>
      <text:p text:style-name="P1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</text:span><text:span text:style-name="T16">s</text:span><text:span text:style-name="T3">.length()-1;</text:span><text:span text:style-name="T16">i</text:span><text:span text:style-name="T3">&gt;=0;</text:span><text:span text:style-name="T16">i</text:span><text:span text:style-name="T3">--)</text:span></text:p>
      <text:p text:style-name="P1"><text:span text:style-name="T3"><text:tab/><text:tab/>{</text:span></text:p>
      <text:p text:style-name="P1"><text:span text:style-name="T3"><text:tab/><text:tab/></text:span><text:span text:style-name="T16">rev</text:span><text:span text:style-name="T3">=</text:span><text:span text:style-name="T16">rev</text:span><text:span text:style-name="T3">+</text:span><text:span text:style-name="T16">s</text:span><text:span text:style-name="T3">.charAt(</text:span><text:span text:style-name="T16">i</text:span><text:span text:style-name="T3">);<text:tab/></text:span></text:p>
      <text:p text:style-name="P1"><text:span text:style-name="T3"><text:tab/><text:tab/>}</text:span></text:p>
      <text:p text:style-name="P1"><text:span text:style-name="T3"><text:tab/><text:tab/>System.</text:span><text:span text:style-name="T23">out</text:span><text:span text:style-name="T3">.println(</text:span><text:span text:style-name="T16">rev</text:span><text:span text:style-name="T3">);</text:span></text:p>
      <text:p text:style-name="P1"><text:span text:style-name="T3"><text:tab/>}</text:span></text:p>
      <text:p text:style-name="P10">}</text:p>
      <text:p text:style-name="P10">output:<text:span text:style-name="T15">tihcaoc</text:span></text:p>
      <text:p text:style-name="P1"><text:soft-page-break/><text:span text:style-name="T1">public</text:span><text:span text:style-name="T3"> </text:span><text:span text:style-name="T1">class</text:span><text:span text:style-name="T3"> </text:span><text:span text:style-name="T5">Fibonacci</text:span><text:span text:style-name="T3">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1">int</text:span><text:span text:style-name="T3"> </text:span><text:span text:style-name="T16">a</text:span><text:span text:style-name="T3">=0;</text:span></text:p>
      <text:p text:style-name="P1"><text:span text:style-name="T3"><text:tab/><text:tab/></text:span><text:span text:style-name="T1">int</text:span><text:span text:style-name="T3"> </text:span><text:span text:style-name="T16">b</text:span><text:span text:style-name="T3">=1;</text:span></text:p>
      <text:p text:style-name="P1"><text:span text:style-name="T3"><text:tab/><text:tab/></text:span><text:span text:style-name="T1">int</text:span><text:span text:style-name="T3"> </text:span><text:span text:style-name="T16">c</text:span><text:span text:style-name="T3">;</text:span></text:p>
      <text:p text:style-name="P1"><text:span text:style-name="T3"><text:tab/><text:tab/></text:span><text:span text:style-name="T1">int</text:span><text:span text:style-name="T3"> </text:span><text:span text:style-name="T16">i</text:span><text:span text:style-name="T3">=0;</text:span></text:p>
      <text:p text:style-name="P1"><text:span text:style-name="T3"><text:tab/><text:tab/></text:span><text:span text:style-name="T1">while</text:span><text:span text:style-name="T3">(</text:span><text:span text:style-name="T16">i</text:span><text:span text:style-name="T3">&lt;=10)</text:span></text:p>
      <text:p text:style-name="P1"><text:span text:style-name="T3"><text:tab/><text:tab/>{</text:span></text:p>
      <text:p text:style-name="P1"><text:span text:style-name="T3"><text:tab/><text:tab/><text:tab/>System.</text:span><text:span text:style-name="T23">out</text:span><text:span text:style-name="T3">.println(</text:span><text:span text:style-name="T16">a</text:span><text:span text:style-name="T3">);</text:span></text:p>
      <text:p text:style-name="P1"><text:span text:style-name="T3"><text:tab/><text:tab/><text:tab/></text:span><text:span text:style-name="T16">c</text:span><text:span text:style-name="T3">=</text:span><text:span text:style-name="T16">a</text:span><text:span text:style-name="T3">+</text:span><text:span text:style-name="T16">b</text:span><text:span text:style-name="T3">;</text:span><text:span text:style-name="T21">//1</text:span></text:p>
      <text:p text:style-name="P1"><text:span text:style-name="T3"><text:tab/><text:tab/><text:tab/></text:span><text:span text:style-name="T16">a</text:span><text:span text:style-name="T3">=</text:span><text:span text:style-name="T16">b</text:span><text:span text:style-name="T3">;</text:span><text:span text:style-name="T21">//1</text:span></text:p>
      <text:p text:style-name="P1"><text:span text:style-name="T3"><text:tab/><text:tab/><text:tab/></text:span><text:span text:style-name="T16">b</text:span><text:span text:style-name="T3">=</text:span><text:span text:style-name="T16">c</text:span><text:span text:style-name="T3">;</text:span></text:p>
      <text:p text:style-name="P1"><text:span text:style-name="T3"><text:tab/><text:tab/><text:tab/></text:span><text:span text:style-name="T16">i</text:span><text:span text:style-name="T3">++;</text:span></text:p>
      <text:p text:style-name="P1"><text:span text:style-name="T3"><text:tab/><text:tab/><text:tab/>}</text:span></text:p>
      <text:p text:style-name="P1"><text:span text:style-name="T3">}</text:span></text:p>
      <text:p text:style-name="P1"><text:span text:style-name="T3">}</text:span></text:p>
      <text:p text:style-name="P1"><text:span text:style-name="T9"/></text:p>
      <text:p text:style-name="P5"><text:span text:style-name="T32">Negative numbers</text:span></text:p>
      <text:p text:style-name="P1"><text:span text:style-name="T9"/></text:p>
      <text:p text:style-name="P1"><text:span text:style-name="T1">public</text:span><text:span text:style-name="T3"> </text:span><text:span text:style-name="T1">class</text:span><text:span text:style-name="T3"> Negativenumbers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21">// </text:span><text:span text:style-name="T22">TODO</text:span><text:span text:style-name="T21"> Auto-generated method stub</text:span></text:p>
      <text:p text:style-name="P1"><text:span text:style-name="T3"><text:tab/><text:tab/></text:span><text:span text:style-name="T1">int</text:span><text:span text:style-name="T3"> </text:span><text:span text:style-name="T16">a</text:span><text:span text:style-name="T3">[]= {1,2,3,-1,-2,4};</text:span></text:p>
      <text:p text:style-name="P1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0;</text:span><text:span text:style-name="T16">i</text:span><text:span text:style-name="T3">&lt;</text:span><text:span text:style-name="T16">a</text:span><text:span text:style-name="T3">.</text:span><text:span text:style-name="T25">length</text:span><text:span text:style-name="T3">;</text:span><text:span text:style-name="T16">i</text:span><text:span text:style-name="T3">++)</text:span></text:p>
      <text:p text:style-name="P1"><text:span text:style-name="T3"><text:tab/><text:tab/>{</text:span></text:p>
      <text:p text:style-name="P1"><text:span text:style-name="T3"><text:tab/><text:tab/><text:tab/>;</text:span><text:span text:style-name="T1">if</text:span><text:span text:style-name="T3">(</text:span><text:span text:style-name="T16">a</text:span><text:span text:style-name="T3">[</text:span><text:span text:style-name="T16">i</text:span><text:span text:style-name="T3">]&gt;=0)</text:span></text:p>
      <text:p text:style-name="P1"><text:span text:style-name="T3"><text:tab/><text:tab/><text:tab/><text:tab/>System.</text:span><text:span text:style-name="T23">out</text:span><text:span text:style-name="T3">.print(</text:span><text:span text:style-name="T16">a</text:span><text:span text:style-name="T3">[</text:span><text:span text:style-name="T16">i</text:span><text:span text:style-name="T3">]+</text:span><text:span text:style-name="T26">" "</text:span><text:span text:style-name="T3">);</text:span></text:p>
      <text:p text:style-name="P1"><text:span text:style-name="T3"><text:tab/><text:tab/>}</text:span></text:p>
      <text:p text:style-name="P1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0;</text:span><text:span text:style-name="T16">i</text:span><text:span text:style-name="T3">&lt;</text:span><text:span text:style-name="T16">a</text:span><text:span text:style-name="T3">.</text:span><text:span text:style-name="T25">length</text:span><text:span text:style-name="T3">;</text:span><text:span text:style-name="T16">i</text:span><text:span text:style-name="T3">++)</text:span></text:p>
      <text:p text:style-name="P1"><text:span text:style-name="T3"><text:tab/><text:tab/>{</text:span></text:p>
      <text:p text:style-name="P1"><text:span text:style-name="T3"><text:tab/><text:tab/><text:tab/></text:span><text:span text:style-name="T1">if</text:span><text:span text:style-name="T3">(</text:span><text:span text:style-name="T16">a</text:span><text:span text:style-name="T3">[</text:span><text:span text:style-name="T16">i</text:span><text:span text:style-name="T3">]&lt;0)</text:span></text:p>
      <text:p text:style-name="P1"><text:span text:style-name="T3"><text:tab/><text:tab/><text:tab/><text:tab/>System.</text:span><text:span text:style-name="T23">out</text:span><text:span text:style-name="T3">.print(</text:span><text:span text:style-name="T16">a</text:span><text:span text:style-name="T3">[</text:span><text:span text:style-name="T16">i</text:span><text:span text:style-name="T3">]+</text:span><text:span text:style-name="T26">" "</text:span><text:span text:style-name="T3">);</text:span></text:p>
      <text:p text:style-name="P1"><text:span text:style-name="T3"><text:tab/><text:tab/>}</text:span></text:p>
      <text:p text:style-name="P8"/>
      <text:p text:style-name="P1"><text:span text:style-name="T3"><text:tab/>}</text:span></text:p>
      <text:p text:style-name="P8"/>
      <text:p text:style-name="P1"><text:span text:style-name="T3">}</text:span></text:p>
      <text:p text:style-name="P4"><text:soft-page-break/><text:span text:style-name="T31">Print even numbers using list</text:span></text:p>
      <text:p text:style-name="P1"><text:span text:style-name="T9"/></text:p>
      <text:p text:style-name="P1"><text:span text:style-name="T1">import</text:span><text:span text:style-name="T3"> java.util.*;</text:span></text:p>
      <text:p text:style-name="P1"><text:span text:style-name="T1">public</text:span><text:span text:style-name="T3"> </text:span><text:span text:style-name="T1">class</text:span><text:span text:style-name="T3"> ListPrime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/text:p>
      <text:p text:style-name="P1"><text:span text:style-name="T3"><text:tab/></text:span><text:span text:style-name="T8">ArrayList</text:span><text:span text:style-name="T3"> </text:span><text:span text:style-name="T16">al</text:span><text:span text:style-name="T3">=</text:span><text:span text:style-name="T1">new</text:span><text:span text:style-name="T3"> </text:span><text:span text:style-name="T8">ArrayList</text:span><text:span text:style-name="T3">();</text:span></text:p>
      <text:p text:style-name="P1"><text:span text:style-name="T3"><text:tab/></text:span><text:span text:style-name="T17">al</text:span><text:span text:style-name="T8">.add(21)</text:span><text:span text:style-name="T3">;</text:span></text:p>
      <text:p text:style-name="P1"><text:span text:style-name="T3"><text:tab/></text:span><text:span text:style-name="T17">al</text:span><text:span text:style-name="T8">.add(20)</text:span><text:span text:style-name="T3">;</text:span></text:p>
      <text:p text:style-name="P1"><text:span text:style-name="T3"><text:tab/></text:span><text:span text:style-name="T17">al</text:span><text:span text:style-name="T8">.add(26)</text:span><text:span text:style-name="T3">;</text:span></text:p>
      <text:p text:style-name="P1"><text:span text:style-name="T3"><text:tab/></text:span><text:span text:style-name="T17">al</text:span><text:span text:style-name="T8">.add(87)</text:span><text:span text:style-name="T3">;</text:span></text:p>
      <text:p text:style-name="P1"><text:span text:style-name="T3"><text:tab/></text:span><text:span text:style-name="T17">al</text:span><text:span text:style-name="T8">.add(34)</text:span><text:span text:style-name="T3">;</text:span></text:p>
      <text:p text:style-name="P1"><text:span text:style-name="T3"><text:tab/></text:span><text:span text:style-name="T17">al</text:span><text:span text:style-name="T8">.add(11)</text:span><text:span text:style-name="T3">;</text:span></text:p>
      <text:p text:style-name="P1"><text:span text:style-name="T3"><text:tab/></text:span><text:span text:style-name="T17">al</text:span><text:span text:style-name="T8">.add(14)</text:span><text:span text:style-name="T3">;</text:span></text:p>
      <text:p text:style-name="P1"><text:span text:style-name="T3"><text:tab/></text:span><text:span text:style-name="T17">al</text:span><text:span text:style-name="T8">.add(80)</text:span><text:span text:style-name="T3">;</text:span></text:p>
      <text:p text:style-name="P1"><text:span text:style-name="T3"><text:tab/></text:span><text:span text:style-name="T8">Iterator</text:span><text:span text:style-name="T3"> </text:span><text:span text:style-name="T18">it</text:span><text:span text:style-name="T3">=</text:span><text:span text:style-name="T16">al</text:span><text:span text:style-name="T3">.iterator();</text:span></text:p>
      <text:p text:style-name="P1"><text:span text:style-name="T3"><text:tab/></text:span><text:span text:style-name="T1">while</text:span><text:span text:style-name="T3">(</text:span><text:span text:style-name="T19">it</text:span><text:span text:style-name="T3">.hasNext()) {</text:span></text:p>
      <text:p text:style-name="P1"><text:span text:style-name="T3"><text:tab/><text:tab/>Integer </text:span><text:span text:style-name="T16">i</text:span><text:span text:style-name="T3">=(Integer)</text:span><text:span text:style-name="T19">it</text:span><text:span text:style-name="T3">.next();</text:span></text:p>
      <text:p text:style-name="P1"><text:span text:style-name="T3"><text:tab/><text:tab/></text:span><text:span text:style-name="T1">if</text:span><text:span text:style-name="T3">(</text:span><text:span text:style-name="T16">i</text:span><text:span text:style-name="T3">%2==0)</text:span></text:p>
      <text:p text:style-name="P1"><text:span text:style-name="T3"><text:tab/><text:tab/>{</text:span></text:p>
      <text:p text:style-name="P1"><text:span text:style-name="T3"><text:tab/><text:tab/><text:tab/>System.</text:span><text:span text:style-name="T23">out</text:span><text:span text:style-name="T3">.println(</text:span><text:span text:style-name="T16">i</text:span><text:span text:style-name="T3">);</text:span></text:p>
      <text:p text:style-name="P1"><text:span text:style-name="T3"><text:tab/><text:tab/>}</text:span></text:p>
      <text:p text:style-name="P1"><text:span text:style-name="T3"><text:tab/><text:tab/></text:span><text:span text:style-name="T1">else</text:span></text:p>
      <text:p text:style-name="P1"><text:span text:style-name="T3"><text:tab/><text:tab/>{</text:span></text:p>
      <text:p text:style-name="P1"><text:span text:style-name="T3"><text:tab/><text:tab/><text:tab/></text:span><text:span text:style-name="T19">it</text:span><text:span text:style-name="T3">.remove();</text:span></text:p>
      <text:p text:style-name="P1"><text:span text:style-name="T3"><text:tab/><text:tab/>}</text:span></text:p>
      <text:p text:style-name="P1"><text:span text:style-name="T3"><text:tab/>}</text:span></text:p>
      <text:p text:style-name="P1"><text:span text:style-name="T3"><text:tab/>}</text:span></text:p>
      <text:p text:style-name="P1"><text:span text:style-name="T3">}</text:span></text:p>
      <text:p text:style-name="P1"><text:span text:style-name="T3"/></text:p>
      <text:p text:style-name="P15"><text:span text:style-name="T27">output:</text:span></text:p>
      <text:p text:style-name="P15"><text:span text:style-name="T3">20</text:span></text:p>
      <text:p text:style-name="P1"><text:span text:style-name="T3">26</text:span></text:p>
      <text:p text:style-name="P1"><text:span text:style-name="T3">34</text:span></text:p>
      <text:p text:style-name="P1"><text:span text:style-name="T3">14</text:span></text:p>
      <text:p text:style-name="P1"><text:span text:style-name="T3">80</text:span></text:p>
      <text:p text:style-name="P15"><text:span text:style-name="T27"/></text:p>
      <text:p text:style-name="P13"><text:span text:style-name="T3"/></text:p>
      <text:p text:style-name="P6"><text:soft-page-break/><text:span text:style-name="T32">Negative numbers</text:span></text:p>
      <text:p text:style-name="P6"><text:span text:style-name="T9"/></text:p>
      <text:p text:style-name="P6"><text:span text:style-name="T1">public</text:span><text:span text:style-name="T3"> </text:span><text:span text:style-name="T1">class</text:span><text:span text:style-name="T3"> Negativenumbers {</text:span></text:p>
      <text:p text:style-name="P9"/>
      <text:p text:style-name="P6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6"><text:span text:style-name="T3"><text:tab/><text:tab/></text:span><text:span text:style-name="T21">// </text:span><text:span text:style-name="T22">TODO</text:span><text:span text:style-name="T21"> Auto-generated method stub</text:span></text:p>
      <text:p text:style-name="P6"><text:span text:style-name="T3"><text:tab/><text:tab/></text:span><text:span text:style-name="T1">int</text:span><text:span text:style-name="T3"> </text:span><text:span text:style-name="T16">a</text:span><text:span text:style-name="T3">[]= {1,2,3,-1,-2,4};</text:span></text:p>
      <text:p text:style-name="P6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0;</text:span><text:span text:style-name="T16">i</text:span><text:span text:style-name="T3">&lt;</text:span><text:span text:style-name="T16">a</text:span><text:span text:style-name="T3">.</text:span><text:span text:style-name="T25">length</text:span><text:span text:style-name="T3">;</text:span><text:span text:style-name="T16">i</text:span><text:span text:style-name="T3">++)</text:span></text:p>
      <text:p text:style-name="P6"><text:span text:style-name="T3"><text:tab/><text:tab/>{</text:span></text:p>
      <text:p text:style-name="P6"><text:span text:style-name="T3"><text:tab/><text:tab/><text:tab/>;</text:span><text:span text:style-name="T1">if</text:span><text:span text:style-name="T3">(</text:span><text:span text:style-name="T16">a</text:span><text:span text:style-name="T3">[</text:span><text:span text:style-name="T16">i</text:span><text:span text:style-name="T3">]&gt;=0)</text:span></text:p>
      <text:p text:style-name="P6"><text:span text:style-name="T3"><text:tab/><text:tab/><text:tab/><text:tab/>System.</text:span><text:span text:style-name="T23">out</text:span><text:span text:style-name="T3">.print(</text:span><text:span text:style-name="T16">a</text:span><text:span text:style-name="T3">[</text:span><text:span text:style-name="T16">i</text:span><text:span text:style-name="T3">]+</text:span><text:span text:style-name="T26">" "</text:span><text:span text:style-name="T3">);</text:span></text:p>
      <text:p text:style-name="P6"><text:span text:style-name="T3"><text:tab/><text:tab/>}</text:span></text:p>
      <text:p text:style-name="P6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0;</text:span><text:span text:style-name="T16">i</text:span><text:span text:style-name="T3">&lt;</text:span><text:span text:style-name="T16">a</text:span><text:span text:style-name="T3">.</text:span><text:span text:style-name="T25">length</text:span><text:span text:style-name="T3">;</text:span><text:span text:style-name="T16">i</text:span><text:span text:style-name="T3">++)</text:span></text:p>
      <text:p text:style-name="P6"><text:span text:style-name="T3"><text:tab/><text:tab/>{</text:span></text:p>
      <text:p text:style-name="P6"><text:span text:style-name="T3"><text:tab/><text:tab/><text:tab/></text:span><text:span text:style-name="T1">if</text:span><text:span text:style-name="T3">(</text:span><text:span text:style-name="T16">a</text:span><text:span text:style-name="T3">[</text:span><text:span text:style-name="T16">i</text:span><text:span text:style-name="T3">]&lt;0)</text:span></text:p>
      <text:p text:style-name="P6"><text:span text:style-name="T3"><text:tab/><text:tab/><text:tab/><text:tab/>System.</text:span><text:span text:style-name="T23">out</text:span><text:span text:style-name="T3">.print(</text:span><text:span text:style-name="T16">a</text:span><text:span text:style-name="T3">[</text:span><text:span text:style-name="T16">i</text:span><text:span text:style-name="T3">]+</text:span><text:span text:style-name="T26">" "</text:span><text:span text:style-name="T3">);</text:span></text:p>
      <text:p text:style-name="P6"><text:span text:style-name="T3"><text:tab/><text:tab/>}</text:span></text:p>
      <text:p text:style-name="P9"/>
      <text:p text:style-name="P6"><text:span text:style-name="T3"><text:tab/>}</text:span></text:p>
      <text:p text:style-name="P9"/>
      <text:p text:style-name="P14"><text:span text:style-name="T9">}</text:span></text:p>
      <text:p text:style-name="P16"><text:span text:style-name="T28">using sort:</text:span></text:p>
      <text:p text:style-name="P13"><text:span text:style-name="T1">import</text:span><text:span text:style-name="T3"> java.util.Arrays;</text:span></text:p>
      <text:p text:style-name="P8"/>
      <text:p text:style-name="P1"><text:span text:style-name="T1">public</text:span><text:span text:style-name="T3"> </text:span><text:span text:style-name="T1">class</text:span><text:span text:style-name="T3"> Negativenumbers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21">// </text:span><text:span text:style-name="T22">TODO</text:span><text:span text:style-name="T21"> Auto-generated method stub</text:span></text:p>
      <text:p text:style-name="P1"><text:span text:style-name="T3"><text:tab/><text:tab/></text:span><text:span text:style-name="T1">int</text:span><text:span text:style-name="T3"> </text:span><text:span text:style-name="T16">a</text:span><text:span text:style-name="T3">[]= {1,2,3,-1,-2,4};</text:span></text:p>
      <text:p text:style-name="P1"><text:span text:style-name="T3"><text:tab/><text:tab/></text:span></text:p>
      <text:p text:style-name="P1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0;</text:span><text:span text:style-name="T16">i</text:span><text:span text:style-name="T3">&lt;</text:span><text:span text:style-name="T16">a</text:span><text:span text:style-name="T3">.</text:span><text:span text:style-name="T25">length</text:span><text:span text:style-name="T3">;</text:span><text:span text:style-name="T16">i</text:span><text:span text:style-name="T3">++)</text:span></text:p>
      <text:p text:style-name="P1"><text:span text:style-name="T3"><text:tab/><text:tab/>{</text:span></text:p>
      <text:p text:style-name="P1"><text:span text:style-name="T3"><text:tab/><text:tab/><text:tab/></text:span></text:p>
      <text:p text:style-name="P1"><text:span text:style-name="T3"><text:tab/><text:tab/><text:tab/>Arrays.</text:span><text:span text:style-name="T7">sort</text:span><text:span text:style-name="T3">(</text:span><text:span text:style-name="T16">a</text:span><text:span text:style-name="T3">);</text:span></text:p>
      <text:p text:style-name="P1"><text:span text:style-name="T3"><text:tab/><text:tab/><text:tab/><text:tab/>System.</text:span><text:span text:style-name="T23">out</text:span><text:span text:style-name="T3">.print(</text:span><text:span text:style-name="T16">a</text:span><text:span text:style-name="T3">[</text:span><text:span text:style-name="T16">i</text:span><text:span text:style-name="T3">]+</text:span><text:span text:style-name="T26">" "</text:span><text:span text:style-name="T3">);</text:span></text:p>
      <text:p text:style-name="P6"><text:span text:style-name="T3"><text:tab/><text:tab/>}</text:span></text:p>
      <text:p text:style-name="P6"><text:span text:style-name="T3">}</text:span></text:p>
      <text:p text:style-name="P3"><text:span text:style-name="T4">}</text:span></text:p>
      <text:p text:style-name="P3"><text:span text:style-name="T4"/></text:p>
      <text:p text:style-name="P7"><text:soft-page-break/><text:span text:style-name="T33">S</text:span><text:span text:style-name="T34">econdLargest</text:span><text:span text:style-name="T10"> </text:span></text:p>
      <text:p text:style-name="P3"><text:span text:style-name="T2"/></text:p>
      <text:p text:style-name="P3"><text:span text:style-name="T2">public</text:span><text:span text:style-name="T3"> </text:span><text:span text:style-name="T1">class</text:span><text:span text:style-name="T3"> S</text:span><text:span text:style-name="T6">econdLargest</text:span><text:span text:style-name="T3">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21">// </text:span><text:span text:style-name="T22">TODO</text:span><text:span text:style-name="T21"> Auto-generated method stub</text:span></text:p>
      <text:p text:style-name="P1"><text:span text:style-name="T3"><text:tab/><text:tab/></text:span><text:span text:style-name="T1">int</text:span><text:span text:style-name="T3"> </text:span><text:span text:style-name="T16">a</text:span><text:span text:style-name="T3">[]= {26,17,38,29,48};</text:span></text:p>
      <text:p text:style-name="P1"><text:span text:style-name="T3"><text:tab/><text:tab/></text:span><text:span text:style-name="T1">int</text:span><text:span text:style-name="T3"> </text:span><text:span text:style-name="T16">l</text:span><text:span text:style-name="T3">;</text:span></text:p>
      <text:p text:style-name="P1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0;</text:span><text:span text:style-name="T16">i</text:span><text:span text:style-name="T3">&lt;=</text:span><text:span text:style-name="T16">a</text:span><text:span text:style-name="T3">.</text:span><text:span text:style-name="T25">length</text:span><text:span text:style-name="T3">-1;</text:span><text:span text:style-name="T16">i</text:span><text:span text:style-name="T3">++)</text:span></text:p>
      <text:p text:style-name="P1"><text:span text:style-name="T3"><text:tab/><text:tab/>{</text:span></text:p>
      <text:p text:style-name="P1"><text:span text:style-name="T3"><text:tab/><text:tab/><text:tab/></text:span><text:span text:style-name="T1">for</text:span><text:span text:style-name="T3">(</text:span><text:span text:style-name="T1">int</text:span><text:span text:style-name="T3"> </text:span><text:span text:style-name="T16">j</text:span><text:span text:style-name="T3">=</text:span><text:span text:style-name="T16">i</text:span><text:span text:style-name="T3">+1;</text:span><text:span text:style-name="T16">j</text:span><text:span text:style-name="T3">&lt;=</text:span><text:span text:style-name="T16">a</text:span><text:span text:style-name="T3">.</text:span><text:span text:style-name="T25">length</text:span><text:span text:style-name="T3">-1;</text:span><text:span text:style-name="T16">j</text:span><text:span text:style-name="T3">++)</text:span></text:p>
      <text:p text:style-name="P1"><text:span text:style-name="T3"><text:tab/><text:tab/><text:tab/><text:tab/></text:span><text:span text:style-name="T1">if</text:span><text:span text:style-name="T3">(</text:span><text:span text:style-name="T16">a</text:span><text:span text:style-name="T3">[</text:span><text:span text:style-name="T16">i</text:span><text:span text:style-name="T3">]&gt;</text:span><text:span text:style-name="T16">a</text:span><text:span text:style-name="T3">[</text:span><text:span text:style-name="T16">j</text:span><text:span text:style-name="T3">]) {</text:span></text:p>
      <text:p text:style-name="P1"><text:span text:style-name="T3"><text:tab/><text:tab/><text:tab/><text:tab/><text:tab/></text:span><text:span text:style-name="T16">l</text:span><text:span text:style-name="T3">=</text:span><text:span text:style-name="T16">a</text:span><text:span text:style-name="T3">[</text:span><text:span text:style-name="T16">i</text:span><text:span text:style-name="T3">];</text:span></text:p>
      <text:p text:style-name="P1"><text:span text:style-name="T3"><text:tab/><text:tab/><text:tab/><text:tab/><text:tab/></text:span><text:span text:style-name="T16">a</text:span><text:span text:style-name="T3">[</text:span><text:span text:style-name="T16">i</text:span><text:span text:style-name="T3">]=</text:span><text:span text:style-name="T16">a</text:span><text:span text:style-name="T3">[</text:span><text:span text:style-name="T16">j</text:span><text:span text:style-name="T3">];</text:span></text:p>
      <text:p text:style-name="P1"><text:span text:style-name="T3"><text:tab/><text:tab/><text:tab/><text:tab/><text:tab/></text:span><text:span text:style-name="T16">a</text:span><text:span text:style-name="T3">[</text:span><text:span text:style-name="T16">j</text:span><text:span text:style-name="T3">]=</text:span><text:span text:style-name="T16">l</text:span><text:span text:style-name="T3">;</text:span></text:p>
      <text:p text:style-name="P1"><text:span text:style-name="T3"><text:tab/><text:tab/><text:tab/><text:tab/><text:tab/>}</text:span></text:p>
      <text:p text:style-name="P1"><text:span text:style-name="T3"><text:tab/><text:tab/>}</text:span></text:p>
      <text:p text:style-name="P1"><text:span text:style-name="T3"><text:s text:c="4"/></text:span><text:span text:style-name="T12">System</text:span><text:span text:style-name="T3">.</text:span><text:span text:style-name="T23">out</text:span><text:span text:style-name="T3">.println(</text:span><text:span text:style-name="T16">a</text:span><text:span text:style-name="T3">[(</text:span><text:span text:style-name="T16">a</text:span><text:span text:style-name="T3">.</text:span><text:span text:style-name="T25">length</text:span><text:span text:style-name="T3">)-2]);</text:span></text:p>
      <text:p text:style-name="P1"><text:span text:style-name="T3"><text:tab/>}</text:span></text:p>
      <text:p text:style-name="P8"/>
      <text:p text:style-name="P3"><text:span text:style-name="T3">}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1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2">public</text:span><text:span text:style-name="T3"> </text:span><text:span text:style-name="T1">class</text:span><text:span text:style-name="T3"> Armstrong {</text:span></text:p>
      <text:p text:style-name="P8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6">args</text:span><text:span text:style-name="T3">) {</text:span></text:p>
      <text:p text:style-name="P1"><text:span text:style-name="T3"><text:tab/><text:tab/></text:span><text:span text:style-name="T21">// </text:span><text:span text:style-name="T22">TODO</text:span><text:span text:style-name="T21"> Auto-generated method stub</text:span></text:p>
      <text:p text:style-name="P1"><text:span text:style-name="T1">int</text:span><text:span text:style-name="T3"> </text:span><text:span text:style-name="T16">no</text:span><text:span text:style-name="T3">=153;</text:span><text:span text:style-name="T1">int</text:span><text:span text:style-name="T3"> </text:span><text:span text:style-name="T16">len</text:span><text:span text:style-name="T3">=0;</text:span></text:p>
      <text:p text:style-name="P1"><text:span text:style-name="T1">int</text:span><text:span text:style-name="T3"> </text:span><text:span text:style-name="T16">t1</text:span><text:span text:style-name="T3">=</text:span><text:span text:style-name="T16">no</text:span><text:span text:style-name="T3">;</text:span></text:p>
      <text:p text:style-name="P1"><text:span text:style-name="T1">while</text:span><text:span text:style-name="T3">(</text:span><text:span text:style-name="T16">t1</text:span><text:span text:style-name="T3">!=0)</text:span></text:p>
      <text:p text:style-name="P1"><text:span text:style-name="T3">{</text:span></text:p>
      <text:p text:style-name="P1"><text:span text:style-name="T3"><text:tab/></text:span><text:span text:style-name="T16">len</text:span><text:span text:style-name="T3">=</text:span><text:span text:style-name="T16">len</text:span><text:span text:style-name="T3">+1;</text:span></text:p>
      <text:p text:style-name="P1"><text:span text:style-name="T3"><text:tab/></text:span><text:span text:style-name="T16">t1</text:span><text:span text:style-name="T3">=</text:span><text:span text:style-name="T16">t1</text:span><text:span text:style-name="T3">/10;</text:span></text:p>
      <text:p text:style-name="P1"><text:span text:style-name="T3">}</text:span></text:p>
      <text:p text:style-name="P1"><text:span text:style-name="T3">System.</text:span><text:span text:style-name="T23">out</text:span><text:span text:style-name="T3">.println(</text:span><text:span text:style-name="T16">len</text:span><text:span text:style-name="T3">);</text:span></text:p>
      <text:p text:style-name="P1"><text:span text:style-name="T1">int</text:span><text:span text:style-name="T3"> </text:span><text:span text:style-name="T16">t2</text:span><text:span text:style-name="T3">=</text:span><text:span text:style-name="T16">no</text:span><text:span text:style-name="T3">;</text:span></text:p>
      <text:p text:style-name="P1"><text:span text:style-name="T1">int</text:span><text:span text:style-name="T3"> </text:span><text:span text:style-name="T16">arm</text:span><text:span text:style-name="T3">=0;</text:span><text:span text:style-name="T1">int</text:span><text:span text:style-name="T3"> </text:span><text:span text:style-name="T16">rem</text:span><text:span text:style-name="T3">;</text:span></text:p>
      <text:p text:style-name="P1"><text:span text:style-name="T1">while</text:span><text:span text:style-name="T3">(</text:span><text:span text:style-name="T16">t2</text:span><text:span text:style-name="T3">!=0)</text:span></text:p>
      <text:p text:style-name="P1"><text:span text:style-name="T3">{</text:span></text:p>
      <text:p text:style-name="P1"><text:span text:style-name="T3"><text:tab/></text:span><text:span text:style-name="T1">int</text:span><text:span text:style-name="T3"> </text:span><text:span text:style-name="T16">mul</text:span><text:span text:style-name="T3">=1;</text:span></text:p>
      <text:p text:style-name="P1"><text:span text:style-name="T3"><text:tab/></text:span><text:span text:style-name="T16">rem</text:span><text:span text:style-name="T3">=</text:span><text:span text:style-name="T16">t2</text:span><text:span text:style-name="T3">%10;</text:span></text:p>
      <text:p text:style-name="P1"><text:span text:style-name="T3"><text:tab/></text:span><text:span text:style-name="T1">for</text:span><text:span text:style-name="T3">(</text:span><text:span text:style-name="T1">int</text:span><text:span text:style-name="T3"> </text:span><text:span text:style-name="T16">i</text:span><text:span text:style-name="T3">=1;</text:span><text:span text:style-name="T16">i</text:span><text:span text:style-name="T3">&lt;=</text:span><text:span text:style-name="T16">len</text:span><text:span text:style-name="T3">;</text:span><text:span text:style-name="T16">i</text:span><text:span text:style-name="T3">++)</text:span></text:p>
      <text:p text:style-name="P1"><text:span text:style-name="T3"><text:tab/>{</text:span></text:p>
      <text:p text:style-name="P1"><text:span text:style-name="T3"><text:tab/><text:tab/></text:span><text:span text:style-name="T16">mul</text:span><text:span text:style-name="T3">=</text:span><text:span text:style-name="T16">mul</text:span><text:span text:style-name="T3">*</text:span><text:span text:style-name="T16">rem</text:span><text:span text:style-name="T3">;</text:span></text:p>
      <text:p text:style-name="P1"><text:span text:style-name="T3"><text:tab/><text:tab/>}</text:span></text:p>
      <text:p text:style-name="P1"><text:span text:style-name="T3"><text:tab/></text:span><text:span text:style-name="T16">arm</text:span><text:span text:style-name="T3">=</text:span><text:span text:style-name="T16">arm</text:span><text:span text:style-name="T3">+</text:span><text:span text:style-name="T16">mul</text:span><text:span text:style-name="T3">;</text:span></text:p>
      <text:p text:style-name="P1"><text:span text:style-name="T3"><text:tab/></text:span><text:span text:style-name="T16">t2</text:span><text:span text:style-name="T3">=</text:span><text:span text:style-name="T16">t2</text:span><text:span text:style-name="T3">/10;</text:span></text:p>
      <text:p text:style-name="P1"><text:span text:style-name="T3">}</text:span></text:p>
      <text:p text:style-name="P1"><text:span text:style-name="T3">System.</text:span><text:span text:style-name="T23">out</text:span><text:span text:style-name="T3">.println(</text:span><text:span text:style-name="T16">arm</text:span><text:span text:style-name="T3">);</text:span></text:p>
      <text:p text:style-name="P1"><text:span text:style-name="T1">if</text:span><text:span text:style-name="T3">(</text:span><text:span text:style-name="T16">no</text:span><text:span text:style-name="T3">==</text:span><text:span text:style-name="T16">arm</text:span><text:span text:style-name="T3">)</text:span></text:p>
      <text:p text:style-name="P1"><text:span text:style-name="T3">{</text:span></text:p>
      <text:p text:style-name="P1"><text:span text:style-name="T3"><text:tab/>System.</text:span><text:span text:style-name="T23">out</text:span><text:span text:style-name="T3">.println(</text:span><text:span text:style-name="T26">"armstrong number"</text:span><text:span text:style-name="T3">);</text:span></text:p>
      <text:p text:style-name="P1"><text:span text:style-name="T3">}</text:span></text:p>
      <text:p text:style-name="P1"><text:span text:style-name="T1">else</text:span></text:p>
      <text:p text:style-name="P1"><text:span text:style-name="T3">{</text:span></text:p>
      <text:p text:style-name="P1"><text:span text:style-name="T3"><text:tab/>System.</text:span><text:span text:style-name="T23">out</text:span><text:span text:style-name="T3">.println(</text:span><text:span text:style-name="T26">"not an armstrong number"</text:span><text:span text:style-name="T3">);</text:span></text:p>
      <text:p text:style-name="P1"><text:span text:style-name="T3">}</text:span></text:p>
      <text:p text:style-name="P1"><text:span text:style-name="T3"><text:tab/></text:span></text:p>
      <text:p text:style-name="P1"><text:span text:style-name="T3"><text:tab/><text:tab/>}</text:span></text:p>
      <text:p text:style-name="P8"/>
      <text:p text:style-name="P3"><text:span text:style-name="T3">}</text:span></text:p>
      <text:p text:style-name="P3"><text:soft-page-break/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28:34.302923191</meta:creation-date>
    <dc:date>2022-07-22T10:28:01.834848166</dc:date>
    <meta:editing-duration>PT17H56M4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8" meta:paragraph-count="222" meta:word-count="430" meta:character-count="3559" meta:non-whitespace-character-count="2981"/>
  </office:meta>
</office:document-meta>
</file>